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437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539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2.679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0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08in solid #000000"/>
      <style:text-properties style:font-name="Nimbus Sans L" style:font-name-asian="Nimbus Sans L1" style:font-name-complex="Nimbus Sans L1"/>
    </style:style>
    <style:style style:name="ce13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5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5" office:value-type="string" table:number-columns-spanned="3" table:number-rows-spanned="1">
            <text:p>Cristian Haba</text:p>
          </table:table-cell>
          <table:covered-table-cell table:style-name="ce6"/>
          <table:covered-table-cell table:style-name="ce9"/>
          <table:table-cell table:style-name="ce11"/>
          <table:table-cell table:style-name="ce13"/>
          <table:table-cell table:style-name="ce14"/>
        </table:table-row>
        <table:table-row table:style-name="ro1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10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5" office:value-type="string">
            <text:p>Obs</text:p>
          </table:table-cell>
        </table:table-row>
        <table:table-row table:style-name="ro1">
          <table:table-cell table:style-name="ce3" office:value-type="string">
            <text:p>CSL Autorouter :: connect()</text:p>
          </table:table-cell>
          <table:table-cell table:style-name="ce3" office:value-type="string">
            <text:p>Documentation :: Spec</text:p>
          </table:table-cell>
          <table:table-cell table:style-name="ce7" office:value-type="float" office:value="50">
            <text:p>50</text:p>
          </table:table-cell>
          <table:table-cell table:style-name="ce3"/>
          <table:table-cell table:style-name="ce3" office:value-type="string">
            <text:p>Review and note in a temporary doc current autorouter functionality (provided by BZ)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Prefix &amp; Suffix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70">
            <text:p>70</text:p>
          </table:table-cell>
          <table:table-cell table:style-name="ce3"/>
          <table:table-cell table:style-name="ce12" office:value-type="string">
            <text:p>Provide CSL and Verilog examples for documentation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12" office:value-type="string">
            <text:p>Provide CSL and Verilog examples for documentation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set_clock()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12" office:value-type="string">
            <text:p>Provide CSL and Verilog examples for documentation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12" office:value-type="string">
            <text:p>Provide CSL and Verilog examples for documentation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4" office:value-type="string">
            <text:p>Memory Map specification</text:p>
          </table:table-cell>
          <table:table-cell table:style-name="ce4" office:value-type="string">
            <text:p>Documentation :: Spec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3" office:value-type="string">
            <text:p>Provide specification for memory map with AB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>
          <table:table-cell table:style-name="ce4" office:value-type="string">
            <text:p>ISA specification</text:p>
          </table:table-cell>
          <table:table-cell table:style-name="ce4" office:value-type="string">
            <text:p>Documentation :: Spec</text:p>
          </table:table-cell>
          <table:table-cell table:style-name="ce7" office:value-type="float" office:value="0">
            <text:p>0</text:p>
          </table:table-cell>
          <table:table-cell table:style-name="ce3"/>
          <table:table-cell table:style-name="ce3" office:value-type="string">
            <text:p>Revise/Fix/Rewrite specification for ISA with CGH (check consistency between SW implementation and current documentation)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1" table:number-rows-repeated="6552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2">05/22/2008</text:date>, <text:time>20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5-22T20:48:24</dc:date>
    <dc:language>en-US</dc:language>
    <meta:editing-cycles>15</meta:editing-cycles>
    <meta:editing-duration>PT4H7M43S</meta:editing-duration>
    <meta:user-defined meta:name="Info 1"/>
    <meta:user-defined meta:name="Info 2"/>
    <meta:user-defined meta:name="Info 3"/>
    <meta:user-defined meta:name="Info 4"/>
    <meta:document-statistic meta:table-count="3" meta:cell-count="44"/>
  </office:meta>
</office:document-meta>
</file>